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Passo a Passo para o Desafio</text:span></text:h>
      <text:h text:style-name="Heading_20_3" text:outline-level="3">1. Preparação do ambiente</text:h>
      <text:list text:style-name="L1">
        <text:list-item>
          <text:p text:style-name="P1">Instalar e configurar o Python (última versão).</text:p>
        </text:list-item>
        <text:list-item>
          <text:p text:style-name="P1">Criar um repositório público no GitHub para o desafio.</text:p>
        </text:list-item>
        <text:list-item>
          <text:p text:style-name="P1">Criar a estrutura do projeto (pasta <text:span text:style-name="Source_20_Text">src</text:span>, <text:span text:style-name="Source_20_Text">docker</text:span>, <text:span text:style-name="Source_20_Text">notebooks</text:span> se precisar, <text:span text:style-name="Source_20_Text">README.md</text:span>, etc.).</text:p>
        </text:list-item>
        <text:list-item>
          <text:p text:style-name="P1">Configurar um <text:span text:style-name="Source_20_Text">Dockerfile</text:span> e <text:span text:style-name="Source_20_Text">docker-compose.yml</text:span> para subir o ambiente de forma automatizada.</text:p>
        </text:list-item>
      </text:list>
      <text:p text:style-name="Horizontal_20_Line"/>
      <text:h text:style-name="Heading_20_3" text:outline-level="3">2. Ingestão dos dados (Camada <text:span text:style-name="Strong_20_Emphasis">Bronze</text:span>)</text:h>
      <text:list text:style-name="L2">
        <text:list-item>
          <text:p text:style-name="P2">Acessar o endpoint:<text:line-break/>👉 <text:span text:style-name="Source_20_Text">https://arquivos.receitafederal.gov.br/dados/cnpj/dados_abertos_cnpj/?C=N;O=D</text:span></text:p>
        </text:list-item>
        <text:list-item>
          <text:p text:style-name="P2">Baixar <text:span text:style-name="Strong_20_Emphasis">uma pasta</text:span> de <text:span text:style-name="Source_20_Text">Empresas.zip</text:span>.</text:p>
        </text:list-item>
        <text:list-item>
          <text:p text:style-name="P2">Baixar <text:span text:style-name="Strong_20_Emphasis">uma pasta</text:span> de <text:span text:style-name="Source_20_Text">Socios.zip</text:span>.</text:p>
        </text:list-item>
        <text:list-item>
          <text:p text:style-name="P2">Extrair os arquivos <text:span text:style-name="Source_20_Text">.zip</text:span> e salvar os dados em formato <text:span text:style-name="Strong_20_Emphasis">raw</text:span> (CSV/Parquet) dentro de uma camada bronze (ex: pasta <text:span text:style-name="Source_20_Text">/data/bronze</text:span>).</text:p>
        </text:list-item>
      </text:list>
      <text:p text:style-name="Horizontal_20_Line"/>
      <text:h text:style-name="Heading_20_3" text:outline-level="3">3. Processamento inicial (Camada <text:span text:style-name="Strong_20_Emphasis">Silver</text:span>)</text:h>
      <text:list text:style-name="L3">
        <text:list-item>
          <text:p text:style-name="P3"><text:span text:style-name="Strong_20_Emphasis">Empresas</text:span> → selecionar e padronizar as colunas:</text:p>
          <text:list>
            <text:list-item>
              <text:p text:style-name="P3"><text:span text:style-name="Source_20_Text">cnpj</text:span> (string)</text:p>
            </text:list-item>
            <text:list-item>
              <text:p text:style-name="P3"><text:span text:style-name="Source_20_Text">razão_social</text:span> (string)</text:p>
            </text:list-item>
            <text:list-item>
              <text:p text:style-name="P3"><text:span text:style-name="Source_20_Text">natureza_juridica</text:span> (int)</text:p>
            </text:list-item>
            <text:list-item>
              <text:p text:style-name="P3"><text:span text:style-name="Source_20_Text">qualificacao_responsavel</text:span> (int)</text:p>
            </text:list-item>
            <text:list-item>
              <text:p text:style-name="P3"><text:span text:style-name="Source_20_Text">capital_social</text:span> (float)</text:p>
            </text:list-item>
            <text:list-item>
              <text:p text:style-name="P3"><text:span text:style-name="Source_20_Text">cod_porte</text:span> (string)</text:p>
            </text:list-item>
          </text:list>
        </text:list-item>
        <text:list-item>
          <text:p text:style-name="P3"><text:span text:style-name="Strong_20_Emphasis">Sócios</text:span> → selecionar e padronizar as colunas:</text:p>
          <text:list>
            <text:list-item>
              <text:p text:style-name="P3"><text:span text:style-name="Source_20_Text">cnpj</text:span> (string)</text:p>
            </text:list-item>
            <text:list-item>
              <text:p text:style-name="P3"><text:span text:style-name="Source_20_Text">tipo_socio</text:span> (int)</text:p>
            </text:list-item>
            <text:list-item>
              <text:p text:style-name="P3"><text:span text:style-name="Source_20_Text">nome_socio</text:span> (string)</text:p>
            </text:list-item>
            <text:list-item>
              <text:p text:style-name="P3"><text:span text:style-name="Source_20_Text">documento_socio</text:span> (string)</text:p>
            </text:list-item>
            <text:list-item>
              <text:p text:style-name="P3"><text:soft-page-break/><text:span text:style-name="Source_20_Text">codigo_qualificacao_socio</text:span> (string)</text:p>
            </text:list-item>
          </text:list>
        </text:list-item>
        <text:list-item>
          <text:p text:style-name="P3">Tratar <text:span text:style-name="Strong_20_Emphasis">tipos de dados</text:span>, normalizar formatações (CPF/CNPJ com zeros à esquerda, strings UTF-8, etc.).</text:p>
        </text:list-item>
        <text:list-item>
          <text:p text:style-name="P3">Salvar o resultado tratado em <text:span text:style-name="Source_20_Text">/data/silver</text:span>.</text:p>
        </text:list-item>
      </text:list>
      <text:p text:style-name="Horizontal_20_Line"/>
      <text:h text:style-name="Heading_20_3" text:outline-level="3">4. Enriquecimento e agregações (Camada <text:span text:style-name="Strong_20_Emphasis">Gold</text:span>)</text:h>
      <text:list text:style-name="L4">
        <text:list-item>
          <text:p text:style-name="P4">Criar a tabela final com as colunas pedidas:</text:p>
          <text:list>
            <text:list-item>
              <text:p text:style-name="P4"><text:span text:style-name="Source_20_Text">cnpj</text:span></text:p>
            </text:list-item>
            <text:list-item>
              <text:p text:style-name="P4"><text:span text:style-name="Source_20_Text">qtde_socios</text:span> → contar número de sócios por CNPJ.</text:p>
            </text:list-item>
            <text:list-item>
              <text:p text:style-name="P4"><text:span text:style-name="Source_20_Text">flag_socio_estrangeiro</text:span> → <text:span text:style-name="Source_20_Text">True</text:span> se houver pelo menos um sócio estrangeiro (documento preenchido com “noves”).</text:p>
            </text:list-item>
            <text:list-item>
              <text:p text:style-name="P4"><text:span text:style-name="Source_20_Text">doc_alvo</text:span> → <text:span text:style-name="Source_20_Text">True</text:span> se <text:span text:style-name="Source_20_Text">porte_empresa = 03</text:span> <text:span text:style-name="Strong_20_Emphasis">e</text:span> <text:span text:style-name="Source_20_Text">qtde_socios &gt; 1</text:span>, senão <text:span text:style-name="Source_20_Text">False</text:span>.</text:p>
            </text:list-item>
          </text:list>
        </text:list-item>
        <text:list-item>
          <text:p text:style-name="P4">Salvar em <text:span text:style-name="Source_20_Text">/data/gold</text:span>.</text:p>
        </text:list-item>
      </text:list>
      <text:p text:style-name="Horizontal_20_Line"/>
      <text:h text:style-name="Heading_20_3" text:outline-level="3">5. Persistência no Banco</text:h>
      <text:list text:style-name="L5">
        <text:list-item>
          <text:p text:style-name="P5">Escolher um banco adequado (Postgres ou MySQL é uma boa, pois são transacionais).</text:p>
        </text:list-item>
        <text:list-item>
          <text:p text:style-name="P5">Criar as tabelas de acordo com os schemas Bronze/Silver/Gold ou apenas a final.</text:p>
        </text:list-item>
        <text:list-item>
          <text:p text:style-name="P5">Inserir os dados do <text:span text:style-name="Strong_20_Emphasis">Gold</text:span> no banco.</text:p>
        </text:list-item>
      </text:list>
      <text:p text:style-name="Horizontal_20_Line"/>
      <text:h text:style-name="Heading_20_3" text:outline-level="3">6. Documentação</text:h>
      <text:list text:style-name="L6">
        <text:list-item>
          <text:p text:style-name="P6">Explicar no <text:span text:style-name="Source_20_Text">README.md</text:span>:</text:p>
          <text:list>
            <text:list-item>
              <text:p text:style-name="P6">Estrutura do projeto.</text:p>
            </text:list-item>
            <text:list-item>
              <text:p text:style-name="P6">Descrição das camadas Bronze, Silver e Gold.</text:p>
            </text:list-item>
            <text:list-item>
              <text:p text:style-name="P6">Passo a passo para rodar (ex: <text:span text:style-name="Source_20_Text">docker-compose up</text:span>).</text:p>
            </text:list-item>
            <text:list-item>
              <text:p text:style-name="P6">Exemplos de queries no banco.</text:p>
            </text:list-item>
          </text:list>
        </text:list-item>
      </text:list>
      <text:p text:style-name="Horizontal_20_Line"/>
      <text:h text:style-name="Heading_20_3" text:outline-level="3">7. Testes e Entrega</text:h>
      <text:list text:style-name="L7">
        <text:list-item>
          <text:p text:style-name="P7">Garantir que ao rodar <text:span text:style-name="Source_20_Text">docker-compose up</text:span> o ambiente inteiro sobe.</text:p>
        </text:list-item>
        <text:list-item>
          <text:p text:style-name="P7">Conferir se os dados estão sendo processados corretamente.</text:p>
        </text:list-item>
        <text:list-item>
          <text:p text:style-name="P7">Subir tudo para o GitHub (branch <text:span text:style-name="Source_20_Text">main</text:span>).</text:p>
        </text:list-item>
        <text:list-item>
          <text:p text:style-name="P7"><text:soft-page-break/>Enviar o link do repositório como entrega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4T09:53:48.301338224</meta:creation-date>
    <dc:date>2025-09-04T09:54:37.361525474</dc:date>
    <meta:editing-duration>PT52S</meta:editing-duration>
    <meta:editing-cycles>1</meta:editing-cycles>
    <meta:document-statistic meta:table-count="0" meta:image-count="0" meta:object-count="0" meta:page-count="3" meta:paragraph-count="49" meta:word-count="348" meta:character-count="2182" meta:non-whitespace-character-count="1924"/>
    <meta:generator>LibreOffice/25.2.2.2$Linux_X86_64 LibreOffice_project/520$Build-2</meta:generator>
  </office:meta>
</office:document-meta>
</file>